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rsid="0057958c" officeooo:paragraph-rsid="000daaf9"/>
    </style:style>
    <style:style style:name="P2" style:family="paragraph" style:parent-style-name="Standard">
      <style:paragraph-properties fo:line-height="200%" fo:text-align="start" style:justify-single-word="false"/>
      <style:text-properties officeooo:rsid="006e3ca0" officeooo:paragraph-rsid="000daaf9"/>
    </style:style>
    <style:style style:name="P3" style:family="paragraph" style:parent-style-name="Standard">
      <style:paragraph-properties fo:line-height="200%" fo:text-align="start" style:justify-single-word="false"/>
      <style:text-properties officeooo:rsid="006f0218" officeooo:paragraph-rsid="000daaf9"/>
    </style:style>
    <style:style style:name="P4" style:family="paragraph" style:parent-style-name="Standard">
      <style:paragraph-properties fo:line-height="200%" fo:text-align="start" style:justify-single-word="false"/>
      <style:text-properties officeooo:rsid="0070a7f1" officeooo:paragraph-rsid="000daaf9"/>
    </style:style>
    <style:style style:name="P5" style:family="paragraph" style:parent-style-name="Standard">
      <style:paragraph-properties fo:line-height="200%" fo:text-align="start" style:justify-single-word="false"/>
      <style:text-properties officeooo:rsid="0077215e" officeooo:paragraph-rsid="000daaf9"/>
    </style:style>
    <style:style style:name="P6" style:family="paragraph" style:parent-style-name="Standard" style:list-style-name="L1">
      <style:paragraph-properties fo:line-height="200%" fo:text-align="start" style:justify-single-word="false"/>
      <style:text-properties officeooo:rsid="0077215e" officeooo:paragraph-rsid="000daaf9"/>
    </style:style>
    <style:style style:name="P7" style:family="paragraph" style:parent-style-name="Standard" style:list-style-name="L1">
      <style:paragraph-properties fo:line-height="200%" fo:text-align="start" style:justify-single-word="false"/>
      <style:text-properties officeooo:rsid="00777b32" officeooo:paragraph-rsid="000daaf9"/>
    </style:style>
    <style:style style:name="P8" style:family="paragraph" style:parent-style-name="Standard" style:list-style-name="L1">
      <style:paragraph-properties fo:line-height="200%" fo:text-align="start" style:justify-single-word="false"/>
      <style:text-properties officeooo:rsid="00802df6" officeooo:paragraph-rsid="000daaf9"/>
    </style:style>
    <style:style style:name="P9" style:family="paragraph" style:parent-style-name="Standard">
      <style:paragraph-properties fo:line-height="200%" fo:text-align="start" style:justify-single-word="false"/>
      <style:text-properties officeooo:rsid="00802df6" officeooo:paragraph-rsid="000daaf9"/>
    </style:style>
    <style:style style:name="P10" style:family="paragraph" style:parent-style-name="Standard">
      <style:paragraph-properties fo:line-height="200%" fo:text-align="start" style:justify-single-word="false"/>
      <style:text-properties officeooo:paragraph-rsid="000daaf9"/>
    </style:style>
    <style:style style:name="P11" style:family="paragraph" style:parent-style-name="Standard">
      <style:paragraph-properties fo:margin-top="0cm" fo:margin-bottom="0cm" loext:contextual-spacing="false" fo:line-height="200%" fo:text-align="center" style:justify-single-word="false"/>
      <style:text-properties officeooo:paragraph-rsid="000daaf9"/>
    </style:style>
    <style:style style:name="P12" style:family="paragraph" style:parent-style-name="Standard">
      <style:paragraph-properties fo:margin-top="0cm" fo:margin-bottom="0cm" loext:contextual-spacing="false" fo:line-height="200%" fo:text-align="start" style:justify-single-word="false"/>
      <style:text-properties officeooo:paragraph-rsid="000daaf9"/>
    </style:style>
    <style:style style:name="P13" style:family="paragraph" style:parent-style-name="Standard">
      <style:paragraph-properties fo:margin-top="0cm" fo:margin-bottom="0cm" loext:contextual-spacing="false" fo:line-height="200%" fo:text-align="start" style:justify-single-word="false"/>
      <style:text-properties fo:font-weight="bold" officeooo:rsid="000daaf9" officeooo:paragraph-rsid="00115b77" style:font-weight-asian="bold" style:font-weight-complex="bold"/>
    </style:style>
    <style:style style:name="P14" style:family="paragraph" style:parent-style-name="Standard">
      <style:paragraph-properties fo:margin-top="0cm" fo:margin-bottom="0cm" loext:contextual-spacing="false" fo:line-height="200%" fo:text-align="start" style:justify-single-word="false"/>
      <style:text-properties fo:font-weight="bold" officeooo:rsid="000daaf9" officeooo:paragraph-rsid="000daaf9" style:font-weight-asian="bold" style:font-weight-complex="bold"/>
    </style:style>
    <style:style style:name="P15" style:family="paragraph" style:parent-style-name="Standard">
      <style:paragraph-properties fo:margin-top="0cm" fo:margin-bottom="0cm" loext:contextual-spacing="false" fo:line-height="200%" fo:text-align="start" style:justify-single-word="false" fo:break-before="page"/>
      <style:text-properties fo:font-weight="bold" officeooo:paragraph-rsid="000daaf9" style:font-weight-asian="bold"/>
    </style:style>
    <style:style style:name="T1" style:family="text">
      <style:text-properties fo:font-style="italic" style:font-style-asian="italic"/>
    </style:style>
    <style:style style:name="T2" style:family="text">
      <style:text-properties fo:font-style="normal" style:font-style-asian="normal"/>
    </style:style>
    <style:style style:name="T3" style:family="text">
      <style:text-properties fo:font-style="normal" officeooo:rsid="000e4011" style:font-style-asian="normal"/>
    </style:style>
    <style:style style:name="T4" style:family="text">
      <style:text-properties fo:font-style="normal" officeooo:rsid="000ff530" style:font-style-asian="normal"/>
    </style:style>
    <style:style style:name="T5" style:family="text">
      <style:text-properties officeooo:rsid="006a9759"/>
    </style:style>
    <style:style style:name="T6" style:family="text">
      <style:text-properties officeooo:rsid="0074714b"/>
    </style:style>
    <style:style style:name="T7" style:family="text">
      <style:text-properties officeooo:rsid="006f0218"/>
    </style:style>
    <style:style style:name="T8" style:family="text">
      <style:text-properties officeooo:rsid="00759dc3"/>
    </style:style>
    <style:style style:name="T9" style:family="text">
      <style:text-properties officeooo:rsid="00777b32"/>
    </style:style>
    <style:style style:name="T10" style:family="text">
      <style:text-properties officeooo:rsid="00802df6"/>
    </style:style>
    <style:style style:name="T11" style:family="text">
      <style:text-properties officeooo:rsid="00788505"/>
    </style:style>
    <style:style style:name="T12" style:family="text">
      <style:text-properties officeooo:rsid="007eb443"/>
    </style:style>
    <style:style style:name="T13" style:family="text">
      <style:text-properties officeooo:rsid="00821296"/>
    </style:style>
    <style:style style:name="T14" style:family="text">
      <style:text-properties fo:font-size="14pt" fo:font-weight="bold" style:font-size-asian="14pt" style:font-weight-asian="bold" style:font-size-complex="14pt"/>
    </style:style>
    <style:style style:name="T15" style:family="text">
      <style:text-properties fo:font-size="14pt" fo:font-weight="bold" officeooo:rsid="000daaf9" style:font-size-asian="14pt" style:font-weight-asian="bold" style:font-size-complex="14pt"/>
    </style:style>
    <style:style style:name="T16" style:family="text">
      <style:text-properties fo:font-size="14pt" fo:font-weight="bold" officeooo:rsid="000e4011" style:font-size-asian="14pt" style:font-weight-asian="bold" style:font-size-complex="14pt"/>
    </style:style>
    <style:style style:name="T17" style:family="text">
      <style:text-properties fo:font-size="14pt" style:font-size-asian="14pt" style:font-size-complex="14pt"/>
    </style:style>
    <style:style style:name="T18" style:family="text">
      <style:text-properties officeooo:rsid="00115b77"/>
    </style:style>
    <style:style style:name="T19" style:family="text">
      <style:text-properties officeooo:rsid="00147a9d"/>
    </style:style>
    <style:style style:name="T20" style:family="text">
      <style:text-properties officeooo:rsid="0017731d"/>
    </style:style>
    <style:style style:name="T21" style:family="text">
      <style:text-properties officeooo:rsid="001849b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5">P</text:span><text:span text:style-name="T14">roject Proposal</text:span></text:p>
      <text:p text:style-name="P12"><text:span text:style-name="T17">Project</text:span><text:span text:style-name="T14"> </text:span><text:span text:style-name="T17">Title</text:span><text:span text:style-name="T14">: Gesture Recognition Using Leap Motion</text:span></text:p>
      <text:p text:style-name="P12"><text:span text:style-name="T17">Supervisor</text:span><text:span text:style-name="T14">: Dr. Irina Voiculescu</text:span></text:p>
      <text:p text:style-name="P12"><text:span text:style-name="T17">Student</text:span><text:span text:style-name="T14">: Jahangir Iqbal </text:span></text:p>
      <text:p text:style-name="P12"><text:span text:style-name="T17">Date</text:span><text:span text:style-name="T14">: </text:span><text:span text:style-name="T16">Tuesday</text:span><text:span text:style-name="T14"> April 2</text:span><text:span text:style-name="T16">5</text:span><text:span text:style-name="T14">th 2017</text:span></text:p>
      <text:p text:style-name="P10"/>
      <text:p text:style-name="P15"/>
      <text:p text:style-name="P11"><text:span text:style-name="T14">Gesture Recognition Using Leap Motion Project Proposal</text:span></text:p>
      <text:p text:style-name="P13">[<text:span text:style-name="T18">Background</text:span>]</text:p>
      <text:p text:style-name="P12"><text:tab/>Apraxia comes from the prefix “a” meaning “without” and the <text:s/>Greek root word “praxis” which means “action”. Apraxia is a neurological condition that is sometimes caused by the effects of a stroke. It is a condition in which the patient is unable to exercise motor control over some of their muscles. The muscles themselves are not paralyzed or damaged, what causes these disorders are neurological conditions. In the department of Experimental Psychology researchers are studying patients with post-stroke loss of motor skills including possible cases of apraxia. The diagnosis of such a condition involves researchers presenting their patients with different movement based tests and evaluating the ease and effectiveness with which the patients are able to complete these screenings. <text:s/></text:p>
      <text:p text:style-name="P12"><text:tab/>There have been a few projects done in 2015 under the supervision of Dr. Irina Voiculescu that also looked at different approaches to computer aided diagnosis and rehabilitation of apraxia. I will briefly discuss the main goals and outcomes of the projects in this section. </text:p>
      <text:p text:style-name="P12"><text:span text:style-name="T1"><text:tab/>“Element-wise Analysis of Free-hand Line Drawings for Psychological Diagnosis”</text:span><text:span text:style-name="T2"> was a </text:span>dissertation<text:span text:style-name="T2"> completed by Cihan Chen. This project looked at developing a generic architecture capable of processing patient drawings of a target figure with relatively complex structures. One of the main goals of this project was to make the assessment process of such a procedure more objective </text:span><text:span text:style-name="T3">and autmatic </text:span><text:span text:style-name="T2">by using a hybrid machine-learning and algorithmic approach. The approach of this project was to </text:span>decompose<text:span text:style-name="T2"> the patient’s hand drawing into symbolic elements and then extract line segments. Then, recompose all of the identified elements back into the corresponding target figure and score the </text:span>success of the <text:span text:style-name="T2">reconstruction as an indication of the patient’s </text:span>diagnosis<text:span text:style-name="T2"> score. For the specific symbols in the drawing such as a “star”, “circle”, or a “</text:span>plus<text:span text:style-name="T2">”, the project employed a Support Vector Machine classifier to extract and label these symbolic elements of the drawings. </text:span><text:span text:style-name="T4">Then</text:span>,<text:span text:style-name="T2"> line segments were extracted using a dynamic algorithm. An optimization process determines the best mapping scheme to map the detected line segments to the target figure. The approach was tested with real human drawings and the results were quite promising; a majority of the drawings were interpreted accurately even in </text:span>situations<text:span text:style-name="T2"> involving distortions such as skewness. </text:span></text:p>
      <text:p text:style-name="P12"><text:span text:style-name="T2"><text:tab/>“</text:span><text:span text:style-name="T1">Gesture Recognition Using Leap Motion</text:span><text:span text:style-name="T2">” was a project undertaken by Ioannis Zifos that looked at using a Leap Motion sensor and the Unity game development platform to create a game-like environment in which the player can complete some set tasks with scoring functions evaluating the proficiency with which </text:span>hand gesture<text:span text:style-name="T2"> tasks are completed. Leap Motion is an infrared sensor that can be attached to one’s computer via a USB cable. It comes with its own software that allows it to </text:span><text:soft-page-break/><text:span text:style-name="T2">detect a user’s hand movements in 3D. Leap Motion also has integration with the Unity game engine. The objective of the game is to coordinate one’s static hand gestures to the “goal” hand gesture displayed in the game. The game is scored via two scoring functions; one that depends on the angle the bones on of the </text:span>player's<text:span text:style-name="T2"> hand </text:span><text:span text:style-name="T4">vs the goal hand</text:span><text:span text:style-name="T2"> </text:span><text:span text:style-name="T4">and</text:span><text:span text:style-name="T3"> </text:span><text:span text:style-name="T2">the other on the difference in position between the vectors created by the finger bones of the player </text:span><text:span text:style-name="T3">hand </text:span><text:span text:style-name="T2">vs the goal hand. The game does have different levels of difficulty to accommodate a wider spectrum of players. The author does mention several approaches that can be taken to improve the game further. <text:s/></text:span></text:p>
      <text:p text:style-name="P12"><text:tab/>“<text:span text:style-name="T1">A System for Hand Physiotherapy Using Leap Motion</text:span>” was a dissertation by Xueying Liu that created a web based system for patients doing hand physiotherapy using a Leap Motion sensor. The project focused on extracting useful informational feedback from the device that could help to gauge the patient's progress. It collects and stores the data of the user’s practice sessions. The author met with doctors from Nuffield Orthopaedic Centre to seek guidance on the appropriate types of hand exercises that should be used in this study. The project focused on three main hand exercises for each hand that involved contracting and opening the four fingers of the hand. Since this was a web-based project, it utilized the Javascript API provided by Leap Motion to access its inner functionality. </text:p>
      <text:p text:style-name="P14">[Project Description]</text:p>
      <text:p text:style-name="P1"><text:tab/>After reading through the papers outlined above, it is clear that more work in this area is still needed. <text:span text:style-name="T5">The project I would like to propose takes inspiration from the work done by the second project which looked at making a Unity game that enables interactions via Leap Motion. I would like to undertake a project which extends this project much further. The game can be made much more engaging for the user. I would like to develop a game that resembles the popular Minecraft game. The game mechanics will be designed toward helping people who are undergoing rehabilitation for apraxia. I would like to encode static and dynamic hand gestures into the game as “controls” for the user. These controls will be linked to specific “goals” in the game. In the following paragraphs, I will give a general idea about the mechanics and game-play I have in mind. However, these ideas all still need to be flushed out and expanded in the earlier stage of the project. </text:span></text:p>
      <text:p text:style-name="P2"><text:tab/>The “goals” in the game for the user to achieve will be <text:span text:style-name="T20">things</text:span> that can effect the environment. <text:span text:style-name="T6">Some</text:span> of the goals could be <text:span text:style-name="T6">“generate block”, “destroy block”,</text:span> “generate a tree”, “make it snow”, <text:span text:style-name="T6">and</text:span> “<text:span text:style-name="T6">jump 10 feet high with panoramic view” etc</text:span>. If the user is able to successesfully complete the hand gesture tasks <text:span text:style-name="T20">(which act as the “controls”)</text:span>, this will trigger the <text:soft-page-break/>environment to the enact the goal that gesture was linked to. <text:span text:style-name="T20">An example of the game play could be described as such: “closing their fist causes the player to jump 10 feet with panoramic camera view”. </text:span>There will need to be a part of the game that is solely designed to help the user understand how the game needs to be played. I think a scene in which <text:span text:style-name="T20">the player is</text:span> able to practice executing certain hand gestures to cause changes to the environment would be a necessary. <text:span text:style-name="T6">This can be the “sand-box mode” for the game. In this practice mode, the user should be able to pick which gestures he/she wants to focus on. </text:span>Also, a screen that shows the current mapping of control gestures and the effects to which they map will be quite useful. This mapping should be flexible <text:span text:style-name="T20">as</text:span> certain users will have different preferences. For example, one user might need a lot more practice with the “close fist” dynamic gesture, so they should be able to map that <text:span text:style-name="T20">gesture to</text:span> the effect they perfer the most, for example that effect could be “generate a tree”. </text:p>
      <text:p text:style-name="P2"><text:tab/>The game should also have a concept of a “mission”. A mission is when several goals need to be completed in a given frame of time. These missions will help to develop the user’s engagement with the game which is crucial for them to practice the hand gestures <text:span text:style-name="T20">needed </text:span>for rehabilitation. <text:span text:style-name="T7">The design of these missions can be discussed with physicians who will be able to recommend the kinds and duration of exercises the patients should perform. Because different patients have different needs, there should also be a scene which allows the user to develop their own custom missions. I also want to implement a “parameterize-able” difficulty into the game. That is, a level or a scene that tries to determine how “success” or “failure” when completing a hand gesture should be defined for this particular user.</text:span></text:p>
      <text:p text:style-name="P3"><text:tab/>The UI/UX of the game needs to be appealing. Of course, it has all got to fit in the short time frame of the project, so I should not go overboard in designing. <text:span text:style-name="T20">B</text:span>ut the game should <text:span text:style-name="T20">have </text:span>options for background music, and should have sound effects. The font should be easily readable and also look nice. </text:p>
      <text:p text:style-name="P4"><text:tab/>I have not done any machine learning course before, but it is a subject I am interested in. I dont know if I will be able to incorporate it into my project. I would like to spend some time to learn about it on my own from online lecture courses. After that I would have to research how to incorporate the popular machine learning tools such as TensorFlow with Unity. This aspect of the project would probably be a stretch goal. <text:span text:style-name="T8">But I would like to research on how the scoring functions proposed in Ioannis Zifos’ project could be improved upon. In addition, I would like to focus on the </text:span><text:soft-page-break/><text:span text:style-name="T8">algorithm development undertaken by Xueying Liu’s project and see how it can be improved and incorporated into the validation procedures used for hand gestures in this project. </text:span></text:p>
      <text:p text:style-name="P14">[Project Timeline]</text:p>
      <text:p text:style-name="P5"><text:tab/>Writing this proposal is a <text:span text:style-name="T20">bit</text:span> intimidating. I have never done such a project before and I dont know if I will be able to complete it in the short time frame. However, it inspires me that this project is dealing with a very real world problem and trying to use computer science to tackle that problem. I think this project should be grow, from a skeletal framework of all the proposed goals, outward to a final finished product. Below I will list out the goals and time frame in which I hope to achieve them. </text:p>
      <text:list xml:id="list7096615488236795371" text:style-name="L1">
        <text:list-item>
          <text:p text:style-name="P6">Week <text:span text:style-name="T9">1-2: I need to be fully set up and have Unity and Leap Motion working on my computer. I need to learn about Unity and Leap Motion and the APIs that integrate them. I should also thoroughly read through the past students papers and code. If possible I should try to replicate some of their work to better undertand it. </text:span></text:p>
        </text:list-item>
        <text:list-item>
          <text:p text:style-name="P7">Week 3-4: I should exert all my energies to using Leap Motion sensor to recognize the static gestures. I should gain familiarity with <text:span text:style-name="T21">the </text:span>Leap Motion API and be able to generate a working, very bare bones “game” in Unity that responds to Leap Motion events. I should try to focus being able to respond the specific static hand gestures. </text:p>
        </text:list-item>
        <text:list-item>
          <text:p text:style-name="P7">Week <text:span text:style-name="T10">5</text:span>-6: I should focus on recognizing dynamic gestures and integrating them to my minimal game in Unity. If I am successful in this goal, I should polish up my code and refractor it and make more modular. <text:span text:style-name="T11">The algorithms used in the game to recognize hand gestures and score user actions should be carefully analyized. I should research on how they can be improved. </text:span>I should begin working on making the Minecraft-esque environment of the game. </text:p>
        </text:list-item>
        <text:list-item>
          <text:p text:style-name="P7">Week <text:span text:style-name="T10">7</text:span>-8: I should flush out the general environment of the game and also focus on the UI/UX. This time should be heavily focused on flushing out as much as possible all the different game-play <text:span text:style-name="T21">propositions</text:span> laid out above. <text:span text:style-name="T11">Major goal by this deadline is to fix any outstanding and major bugs still present. </text:span></text:p>
        </text:list-item>
        <text:list-item>
          <text:p text:style-name="P7">Week <text:span text:style-name="T10">9</text:span>-10: <text:span text:style-name="T12">Meetings with researchers and users to guage feedback and receive input for possible changes. Enacting proposed changes.</text:span></text:p>
        </text:list-item>
        <text:list-item>
          <text:p text:style-name="P8"><text:soft-page-break/>Week 11-12: Begin working of final dissertation with full focus. Try to finish the Introduction, Background and some parts of the Methodology Sections. </text:p>
        </text:list-item>
        <text:list-item>
          <text:p text:style-name="P8">Week 13-14: Major goal of th<text:span text:style-name="T21">ese </text:span>week<text:span text:style-name="T21">s</text:span> will be to finish writing the dissertation and complete and last minute code changes. </text:p>
        </text:list-item>
        <text:list-item>
          <text:p text:style-name="P8">Week 15-16: Buffer zone. Should not try to fall back on this. There are always uncertainties when dealing with a big project. <text:span text:style-name="T21">Since I am taking the “Requirements” course in Trinity term, some of this time could account as a buffer for that also. </text:span></text:p>
        </text:list-item>
      </text:list>
      <text:p text:style-name="P9">To be clear, I do think it is necessary to meet with researchers at JR <text:span text:style-name="T19">H</text:span>ospital throughout my project duration. I dont know exact times that will happen, but that is sure to be spread out through the duration of the work. Also, I should commit to writing daily updates on my work as it progresses as that will help me immensely when I start working on the final paper with full foc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0:39:21.823856840</meta:creation-date>
    <dc:date>2017-04-25T11:22:21.584296076</dc:date>
    <meta:editing-duration>PT22M7S</meta:editing-duration>
    <meta:editing-cycles>6</meta:editing-cycles>
    <meta:generator>LibreOffice/5.1.6.2$Linux_X86_64 LibreOffice_project/10m0$Build-2</meta:generator>
    <meta:document-statistic meta:table-count="0" meta:image-count="0" meta:object-count="0" meta:page-count="6" meta:paragraph-count="29" meta:word-count="2016" meta:character-count="11815" meta:non-whitespace-character-count="9803"/>
  </office:meta>
</office:document-meta>
</file>